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84c5" officeooo:paragraph-rsid="000184c5"/>
    </style:style>
    <style:style style:name="P2" style:family="paragraph" style:parent-style-name="Standard">
      <style:paragraph-properties fo:text-align="justify" style:justify-single-word="false"/>
      <style:text-properties officeooo:rsid="000184c5" officeooo:paragraph-rsid="000184c5"/>
    </style:style>
    <style:style style:name="P3" style:family="paragraph" style:parent-style-name="Standard">
      <style:text-properties fo:font-size="14pt" officeooo:rsid="000184c5" officeooo:paragraph-rsid="000184c5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184c5" officeooo:paragraph-rsid="000184c5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4be30" officeooo:paragraph-rsid="0004be3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officeooo:rsid="00025035" officeooo:paragraph-rsid="00025035"/>
    </style:style>
    <style:style style:name="P7" style:family="paragraph" style:parent-style-name="Standard">
      <style:paragraph-properties fo:text-align="justify" style:justify-single-word="false"/>
      <style:text-properties officeooo:rsid="0004be30" officeooo:paragraph-rsid="0004be30"/>
    </style:style>
    <style:style style:name="P8" style:family="paragraph" style:parent-style-name="Standard">
      <style:text-properties officeooo:rsid="0005d359" officeooo:paragraph-rsid="0005d359"/>
    </style:style>
    <style:style style:name="T1" style:family="text">
      <style:text-properties officeooo:rsid="00025035"/>
    </style:style>
    <style:style style:name="T2" style:family="text">
      <style:text-properties officeooo:rsid="0002acc1"/>
    </style:style>
    <style:style style:name="T3" style:family="text">
      <style:text-properties officeooo:rsid="0003249f"/>
    </style:style>
    <style:style style:name="T4" style:family="text">
      <style:text-properties officeooo:rsid="0005d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Abdul AL-Faraj</text:p>
      <text:p text:style-name="Standard"/>
      <text:p text:style-name="P3">Testing:</text:p>
      <text:p text:style-name="P1"/>
      <text:p text:style-name="P2">If I were to follow a testing system, Test Driven Development (TDD) would be my choice using Junit. This would smoothly make sure that the application runs accordingly with the specifications provided. Furthermore, user-based testing, and testing unusual/<text:span text:style-name="T3">extreme</text:span> cases is an extra testing stage to be added on the top on TDD.</text:p>
      <text:p text:style-name="P2"/>
      <text:p text:style-name="P2"/>
      <text:p text:style-name="P4"><text:span text:style-name="T1">Performance</text:span> and Multi-threading:</text:p>
      <text:p text:style-name="P2"/>
      <text:p text:style-name="P6">In a case of performance, a skills list, such as linked list or sorted linked list would preformed better as it is already sorted. <text:span text:style-name="T2">Additionally, this will ease the lookup quires and fasten the expansions process. On the other hand, if a multi-threaded system to be implemented with this system, then <text:s/>the resources are needed to be protected against race conditions.</text:span></text:p>
      <text:p text:style-name="P2"/>
      <text:p text:style-name="P5">Scalability</text:p>
      <text:p text:style-name="P7"/>
      <text:p text:style-name="P7">I would personally prefer using databases, MySQL or such, to ease the process of manipulating data. <text:span text:style-name="T4">Having a database system governed by a access rules set through the program can help provide the functionality of the programme and its data to multiple user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23:56:32.249908654</meta:creation-date>
    <dc:date>2014-11-10T00:08:48.182849209</dc:date>
    <meta:editing-duration>PT8M23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163" meta:character-count="1016" meta:non-whitespace-character-count="858"/>
  </office:meta>
</office:document-meta>
</file>